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C2000002337EF44060.png" manifest:media-type="image/png"/>
  <manifest:file-entry manifest:full-path="Pictures/10000201000000F6000000414EEAD9A3.png" manifest:media-type="image/png"/>
  <manifest:file-entry manifest:full-path="Pictures/10000201000000D200000037B726A1F4.png" manifest:media-type="image/png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2.18cm"/>
    </style:style>
    <style:style style:name="pr3" style:family="presentation" style:parent-style-name="lyt-aqua-notes">
      <style:graphic-properties draw:fill-color="#ffffff" fo:min-height="13.364cm"/>
    </style:style>
    <style:style style:name="pr4" style:family="presentation" style:parent-style-name="lyt-aqua-outline1">
      <style:graphic-properties draw:auto-grow-height="true" fo:min-height="12.18cm"/>
    </style:style>
    <style:style style:name="pr5" style:family="presentation" style:parent-style-name="lyt-aqua-outline1">
      <style:graphic-properties fo:min-height="12.18cm"/>
    </style:style>
    <style:style style:name="pr6" style:family="presentation" style:parent-style-name="lyt-aqua-subtitle">
      <style:graphic-properties draw:fill-color="#ffffff" fo:min-height="12.18cm"/>
    </style:style>
    <style:style style:name="pr7" style:family="presentation" style:parent-style-name="lyt-aqua-title">
      <style:graphic-properties fo:min-height="3.506cm"/>
    </style:style>
    <style:style style:name="pr8" style:family="presentation" style:parent-style-name="lyt-aqua-outline1">
      <style:graphic-properties draw:auto-grow-height="true" fo:min-height="5.809cm"/>
    </style:style>
    <style:style style:name="pr9" style:family="presentation" style:parent-style-name="lyt-aqua-outline1">
      <style:graphic-properties fo:min-height="5.809cm"/>
    </style:style>
    <style:style style:name="pr10" style:family="presentation" style:parent-style-name="lyt-aqua-outline1">
      <style:graphic-properties draw:auto-grow-height="true" fo:min-height="4.3cm"/>
    </style:style>
    <style:style style:name="P1" style:family="paragraph">
      <style:text-properties fo:color="#dd4814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000000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0000" fo:font-family="FreeMono" style:font-family-generic="modern" style:font-pitch="fixed" fo:font-size="22pt" style:font-size-asian="22pt" style:font-size-complex="2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text-properties fo:font-family="FreeMono" style:font-family-generic="modern" style:font-pitch="fixed" fo:font-size="18pt" style:font-size-asian="18pt" style:font-size-complex="18pt"/>
    </style:style>
    <style:style style:name="P9" style:family="paragraph">
      <style:text-properties fo:font-size="28.1000003814697pt"/>
    </style:style>
    <style:style style:name="P10" style:family="paragraph">
      <style:paragraph-properties>
        <style:tab-stops/>
      </style:paragraph-properties>
    </style:style>
    <style:style style:name="P11" style:family="paragraph">
      <style:paragraph-properties>
        <style:tab-stops/>
      </style:paragraph-properties>
      <style:text-properties fo:font-family="FreeMono" style:font-family-generic="modern" style:font-pitch="fixed" fo:font-size="17pt" style:font-size-asian="17pt" style:font-size-complex="17pt"/>
    </style:style>
    <style:style style:name="P12" style:family="paragraph">
      <style:text-properties fo:font-family="FreeMono" style:font-family-generic="modern" style:font-pitch="fixed" fo:font-size="18pt" style:font-size-asian="18pt" style:font-size-complex="18pt"/>
    </style:style>
    <style:style style:name="P13" style:family="paragraph">
      <style:text-properties fo:font-family="FreeMono" style:font-family-generic="modern" style:font-pitch="fixed" fo:font-size="18pt" style:font-size-asian="18pt" style:font-size-complex="18pt"/>
    </style:style>
    <style:style style:name="P14" style:family="paragraph">
      <style:paragraph-properties>
        <style:tab-stops/>
      </style:paragraph-properties>
      <style:text-properties fo:font-family="FreeMono" style:font-family-generic="modern" style:font-pitch="fixed" fo:font-size="18pt" style:font-size-asian="18pt" style:font-size-complex="18pt"/>
    </style:style>
    <style:style style:name="T1" style:family="text">
      <style:text-properties fo:color="#dd4814"/>
    </style:style>
    <style:style style:name="T2" style:family="text">
      <style:text-properties fo:color="#000000" fo:font-size="26pt" style:font-size-asian="26pt" style:font-size-complex="26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/>
    </style:style>
    <style:style style:name="T5" style:family="text">
      <style:text-properties fo:color="#000000" fo:font-family="FreeMono" style:font-family-generic="modern" style:font-pitch="fixed" fo:font-size="22pt" style:font-size-asian="22pt" style:font-size-complex="22pt"/>
    </style:style>
    <style:style style:name="T6" style:family="text">
      <style:text-properties fo:color="#ff0000" fo:font-family="FreeMono" style:font-family-generic="modern" style:font-pitch="fixed" fo:font-size="22pt" style:font-size-asian="22pt" style:font-size-complex="22pt"/>
    </style:style>
    <style:style style:name="T7" style:family="text">
      <style:text-properties fo:color="#0000ff" fo:font-family="FreeMono" style:font-family-generic="modern" style:font-pitch="fixed" fo:font-size="22pt" style:font-size-asian="22pt" style:font-size-complex="22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font-family="FreeMono" style:font-family-generic="modern" style:font-pitch="fixed" fo:font-size="18pt" style:font-size-asian="18pt" style:font-size-complex="18pt"/>
    </style:style>
    <style:style style:name="T11" style:family="text">
      <style:text-properties fo:font-family="FreeMono" style:font-family-generic="modern" style:font-pitch="fixed" fo:font-size="17pt" style:font-size-asian="17pt" style:font-size-complex="17pt"/>
    </style:style>
    <style:style style:name="T12" style:family="text">
      <style:text-properties fo:font-family="FreeMono" style:font-family-generic="modern" style:font-pitch="fixed" fo:font-size="18pt" style:font-size-asian="18pt" style:font-size-complex="18pt"/>
    </style:style>
    <style:style style:name="T13" style:family="text">
      <style:text-properties fo:font-family="FreeMono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Barcamp 2012</text:span></text:p>
          </draw:text-box>
        </draw:frame>
        <draw:frame presentation:style-name="pr2" draw:text-style-name="P2" draw:layer="layout" svg:width="24.599cm" svg:height="12.18cm" svg:x="2cm" svg:y="5.5cm" presentation:class="subtitle">
          <draw:text-box>
            <text:p><text:span text:style-name="T2">Procesamiento de información XML</text:span></text:p>
            <text:p><text:span text:style-name="T2">con</text:span></text:p>
            <text:p><text:span text:style-name="T2">Apache Cocoon 3.0</text:span></text:p>
            <text:p/>
            <text:p/>
            <text:p><text:span text:style-name="T3">Javier Puerto Carbajo</text:span></text:p>
            <text:list text:style-name="L1">
              <text:list-header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3">
        <draw:frame presentation:style-name="pr1" draw:text-style-name="P1" draw:layer="layout" svg:width="25.199cm" svg:height="3.506cm" svg:x="1.4cm" svg:y="0.837cm" presentation:class="title">
          <draw:text-box>
            <text:p><text:span text:style-name="T1">El formato XML</text:span></text:p>
          </draw:text-box>
        </draw:frame>
        <draw:frame presentation:style-name="pr4" draw:text-style-name="P3" draw:layer="layout" svg:width="12.003cm" svg:height="12.18cm" svg:x="2cm" svg:y="5.5cm" presentation:class="outline" presentation:user-transformed="true">
          <draw:text-box>
            <text:list text:style-name="L2">
              <text:list-item>
                <text:p text:style-name="P3"><text:span text:style-name="T4">eXtensible Markup Language</text:span></text:p>
              </text:list-item>
              <text:list-item>
                <text:p text:style-name="P3"><text:span text:style-name="T4">Bien formado</text:span></text:p>
              </text:list-item>
              <text:list-item>
                <text:p text:style-name="P3"><text:span text:style-name="T4">Validez</text:span></text:p>
                <text:list>
                  <text:list-item>
                    <text:p text:style-name="P3"><text:span text:style-name="T4">DTD</text:span></text:p>
                  </text:list-item>
                  <text:list-item>
                    <text:p text:style-name="P3"><text:span text:style-name="T4">XSD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2.003cm" svg:height="12.18cm" svg:x="14.604cm" svg:y="5.5cm" presentation:class="outline" presentation:user-transformed="true">
          <draw:text-box>
            <text:list text:style-name="L2">
              <text:list-item>
                <text:p><text:span text:style-name="T4">Prólogo</text:span></text:p>
              </text:list-item>
              <text:list-item>
                <text:p><text:span text:style-name="T4">Cuerpo</text:span></text:p>
                <text:list>
                  <text:list-item>
                    <text:p><text:span text:style-name="T4">Elementos</text:span></text:p>
                  </text:list-item>
                  <text:list-item>
                    <text:p><text:span text:style-name="T4">Atributos</text:span></text:p>
                  </text:list-item>
                  <text:list-item>
                    <text:p><text:span text:style-name="T4">Entidades</text:span></text:p>
                  </text:list-item>
                  <text:list-item>
                    <text:p><text:span text:style-name="T4">CDATA</text:span></text:p>
                  </text:list-item>
                  <text:list-item>
                    <text:p><text:span text:style-name="T4">Coment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El formato XML</text:span></text:p>
          </draw:text-box>
        </draw:frame>
        <draw:frame presentation:style-name="pr6" draw:text-style-name="P5" draw:layer="layout" svg:width="24.599cm" svg:height="12.18cm" svg:x="2cm" svg:y="5.493cm" presentation:class="subtitle" presentation:user-transformed="true">
          <draw:text-box>
            <text:p text:style-name="P4"><text:span text:style-name="T5">&lt;?xml version="1.0" encoding="UTF-8"?&gt;</text:span></text:p>
            <text:p text:style-name="P4"><text:span text:style-name="T5">&lt;teams </text:span><text:span text:style-name="T6">xmlns</text:span><text:span text:style-name="T5">="</text:span><text:span text:style-name="T7"><text:a xlink:href="http://codebusters.es/formula1/team">http://codebusters.es/formula1/team</text:a></text:span><text:span text:style-name="T5">"&gt;</text:span></text:p>
            <text:p text:style-name="P4"><text:span text:style-name="T5"/></text:p>
            <text:p text:style-name="P4"><text:span text:style-name="T5"><text:s text:c="2"/></text:span><text:span text:style-name="T5">&lt;team </text:span><text:span text:style-name="T6">id</text:span><text:span text:style-name="T5">=”</text:span><text:span text:style-name="T7">red-bull-racing</text:span><text:span text:style-name="T5">”&gt;</text:span></text:p>
            <text:p text:style-name="P4"><text:span text:style-name="T5"><text:s text:c="4"/></text:span><text:span text:style-name="T5">&lt;name&gt;</text:span><text:span text:style-name="T7">Red Bull Racing</text:span><text:span text:style-name="T5">&lt;/name&gt;</text:span></text:p>
            <text:p text:style-name="P4"><text:span text:style-name="T5"><text:s text:c="4"/></text:span><text:span text:style-name="T5">&lt;image </text:span><text:span text:style-name="T6">xlink:href</text:span><text:span text:style-name="T5">="</text:span><text:span text:style-name="T7">red-bull.gif</text:span><text:span text:style-name="T5">" /&gt;</text:span></text:p>
            <text:p text:style-name="P4"><text:span text:style-name="T5"><text:s text:c="4"/></text:span><text:span text:style-name="T5">&lt;cups&gt;</text:span><text:span text:style-name="T7">2</text:span><text:span text:style-name="T5">&lt;/cups&gt;</text:span></text:p>
            <text:p text:style-name="P4"><text:span text:style-name="T5"><text:s text:c="4"/></text:span><text:span text:style-name="T5">&lt;founded&gt;</text:span><text:span text:style-name="T7">2005</text:span><text:span text:style-name="T5">&lt;/founded&gt;</text:span></text:p>
            <text:p text:style-name="P4"><text:span text:style-name="T5"><text:s text:c="4"/></text:span><text:span text:style-name="T5">&lt;points&gt;140&lt;/points&gt;</text:span></text:p>
            <text:p text:style-name="P4"><text:span text:style-name="T5"><text:s text:c="4"/></text:span><text:span text:style-name="T5">&lt;founder&gt;</text:span><text:span text:style-name="T7">Dietrich Mateschitz</text:span><text:span text:style-name="T5">&lt;/founder&gt;</text:span></text:p>
            <text:p text:style-name="P4"><text:span text:style-name="T5"><text:s text:c="4"/></text:span><text:span text:style-name="T5">&lt;wins&gt;</text:span><text:span text:style-name="T7">30</text:span><text:span text:style-name="T5">&lt;/wins&gt;</text:span></text:p>
            <text:p text:style-name="P4"><text:span text:style-name="T5"><text:s text:c="4"/></text:span><text:span text:style-name="T5">&lt;homepage&gt;</text:span><text:span text:style-name="T7">www.redbullracing.com</text:span><text:span text:style-name="T5">&lt;/homepage&gt;</text:span></text:p>
            <text:p text:style-name="P4"><text:span text:style-name="T5"><text:s text:c="2"/></text:span><text:span text:style-name="T5">&lt;/team&gt;</text:span></text:p>
            <text:p text:style-name="P4"><text:span text:style-name="T5">…</text:span></text:p>
            <text:p text:style-name="P4"><text:span text:style-name="T5">&lt;/teams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3">
        <draw:frame presentation:style-name="pr7" draw:text-style-name="P1" draw:layer="layout" svg:width="25.199cm" svg:height="3.506cm" svg:x="1.4cm" svg:y="0.837cm" presentation:class="title">
          <draw:text-box>
            <text:p><text:span text:style-name="T1">El formato XML</text:span></text:p>
          </draw:text-box>
        </draw:frame>
        <draw:frame presentation:style-name="pr5" draw:text-style-name="P3" draw:layer="layout" svg:width="12.003cm" svg:height="12.18cm" svg:x="2cm" svg:y="5.5cm" presentation:class="outline" presentation:user-transformed="true">
          <draw:text-box>
            <text:list text:style-name="L2">
              <text:list-item>
                <text:p><text:span text:style-name="T4">Es extensible.</text:span></text:p>
              </text:list-item>
              <text:list-item>
                <text:p><text:span text:style-name="T4">Estándar</text:span></text:p>
              </text:list-item>
              <text:list-item>
                <text:p><text:span text:style-name="T4">Sencillo</text:span></text:p>
              </text:list-item>
              <text:list-item>
                <text:p><text:span text:style-name="T4">No está pensado para mapeo de objetos complejos</text:span></text:p>
              </text:list-item>
              <text:list-item>
                <text:p><text:span text:style-name="T4">Separa datos de presentación</text:span></text:p>
              </text:list-item>
            </text:list>
          </draw:text-box>
        </draw:frame>
        <draw:frame presentation:style-name="pr5" draw:text-style-name="P3" draw:layer="layout" svg:width="12.003cm" svg:height="12.18cm" svg:x="14.604cm" svg:y="5.5cm" presentation:class="outline" presentation:user-transformed="true">
          <draw:text-box>
            <text:list text:style-name="L2">
              <text:list-header>
                <text:p><text:span text:style-name="T4">Lenguages hechos en XML:</text:span></text:p>
              </text:list-header>
              <text:list-item>
                <text:p><text:span text:style-name="T4">XHTML</text:span></text:p>
              </text:list-item>
              <text:list-item>
                <text:p><text:span text:style-name="T4">XSLT</text:span></text:p>
              </text:list-item>
              <text:list-item>
                <text:p><text:span text:style-name="T4">XSL-FO</text:span></text:p>
              </text:list-item>
              <text:list-item>
                <text:p><text:span text:style-name="T4">SVG</text:span></text:p>
              </text:list-item>
              <text:list-item>
                <text:p><text:span text:style-name="T4">XSD</text:span></text:p>
              </text:list-item>
              <text:list-item>
                <text:p><text:span text:style-name="T4">OpenDocument</text:span></text:p>
              </text:list-item>
              <text:list-item>
                <text:p><text:span text:style-name="T4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JAXP</text:span></text:p>
          </draw:text-box>
        </draw:frame>
        <draw:frame presentation:style-name="pr4" draw:text-style-name="P6" draw:layer="layout" svg:width="24.599cm" svg:height="12.18cm" svg:x="2cm" svg:y="5.5cm" presentation:class="outline">
          <draw:text-box>
            <text:p text:style-name="P6"><text:span text:style-name="T8">Java XML programming APIs</text:span></text:p>
            <text:p text:style-name="P6"><text:span text:style-name="T8"/></text:p>
            <text:list text:style-name="L2">
              <text:list-item>
                <text:p text:style-name="P7"><text:span text:style-name="T9">Document Object Model (DOM)</text:span></text:p>
              </text:list-item>
              <text:list-item>
                <text:p text:style-name="P7"><text:span text:style-name="T9">Simple API for XML (SAX)</text:span></text:p>
              </text:list-item>
              <text:list-item>
                <text:p text:style-name="P7"><text:span text:style-name="T9">Streaming API for XML (StAX)</text:span></text:p>
              </text:list-item>
              <text:list-item>
                <text:p text:style-name="P7"><text:span text:style-name="T9">Extensible Stylesheet Language Transformations (XSLT)</text:span></text:p>
              </text:list-item>
            </text:list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4T14"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DOM</text:span></text:p>
          </draw:text-box>
        </draw:frame>
        <draw:frame presentation:style-name="pr8" draw:text-style-name="P3" draw:layer="layout" svg:width="24.599cm" svg:height="5.809cm" svg:x="2cm" svg:y="5.5cm" presentation:class="outline">
          <draw:text-box>
            <text:list text:style-name="L2">
              <text:list-item>
                <text:p><text:span text:style-name="T4">Quizá la mas sencilla de entender</text:span></text:p>
              </text:list-item>
              <text:list-item>
                <text:p><text:span text:style-name="T4">Representación en memoria de la estructura del XML</text:span></text:p>
              </text:list-item>
              <text:list-item>
                <text:p><text:span text:style-name="T4">Permite moverse libremente por la estructura</text:span></text:p>
              </text:list-item>
              <text:list-item>
                <text:p><text:span text:style-name="T4">Permite leer y escribir</text:span></text:p>
              </text:list-item>
            </text:list>
          </draw:text-box>
        </draw:frame>
        <draw:frame presentation:style-name="pr9" draw:text-style-name="P8" draw:layer="layout" svg:width="24.599cm" svg:height="5.809cm" svg:x="2cm" svg:y="11.861cm" presentation:class="outline">
          <draw:text-box>
            <text:list text:style-name="L2">
              <text:list-header>
                <text:p><text:span text:style-name="T10">DocumentBuilderFactory dbFactory = <text:s/>DocumentBuilderFactory </text:span><text:span text:style-name="T10"><text:tab/></text:span><text:span text:style-name="T10"> <text:s text:c="38"/>.newInstance();</text:span></text:p>
                <text:p><text:span text:style-name="T10">DocumentBuilder dBuilder = dbFactory.newDocumentBuilder();</text:span></text:p>
                <text:p><text:span text:style-name="T10">Document doc = dbuilder.parse(..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4T14"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SAX</text:span></text:p>
          </draw:text-box>
        </draw:frame>
        <draw:frame presentation:style-name="pr8" draw:text-style-name="P3" draw:layer="layout" svg:width="24.599cm" svg:height="5.809cm" svg:x="2cm" svg:y="5.5cm" presentation:class="outline">
          <draw:text-box>
            <text:list text:style-name="L2">
              <text:list-item>
                <text:p><text:span text:style-name="T4">La mas rápida</text:span></text:p>
              </text:list-item>
              <text:list-item>
                <text:p><text:span text:style-name="T4">Alta eficiencia en el consumo de memoria.</text:span></text:p>
              </text:list-item>
              <text:list-item>
                <text:p><text:span text:style-name="T4">Basada en eventos</text:span></text:p>
              </text:list-item>
              <text:list-item>
                <text:p><text:span text:style-name="T4">Solo permite leer</text:span></text:p>
              </text:list-item>
            </text:list>
          </draw:text-box>
        </draw:frame>
        <draw:frame presentation:style-name="pr9" draw:text-style-name="P8" draw:layer="layout" svg:width="24.599cm" svg:height="5.809cm" svg:x="2cm" svg:y="11.861cm" presentation:class="outline">
          <draw:text-box>
            <text:list text:style-name="L2">
              <text:list-header>
                <text:p><text:span text:style-name="T10">SAXParserFactory factory = SAXParserFactory.newInstance();</text:span></text:p>
                <text:p><text:span text:style-name="T10">SAXParser saxParser = factory.newSAXParser();;</text:span></text:p>
                <text:p><text:span text:style-name="T10">saxParser.parse(.., handler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14"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StAX</text:span></text:p>
          </draw:text-box>
        </draw:frame>
        <draw:frame presentation:style-name="pr10" draw:text-style-name="P3" draw:layer="layout" svg:width="24.599cm" svg:height="4.3cm" svg:x="2cm" svg:y="5.5cm" presentation:class="outline" presentation:user-transformed="true">
          <draw:text-box>
            <text:list text:style-name="L2">
              <text:list-item>
                <text:p><text:span text:style-name="T4">Permite leer y escribir</text:span></text:p>
              </text:list-item>
              <text:list-item>
                <text:p><text:span text:style-name="T4">Eficiente en el consumo de memoria.</text:span></text:p>
              </text:list-item>
              <text:list-item>
                <text:p><text:span text:style-name="T4">Mediante la API se mueve un “cursor” por el documento</text:span></text:p>
              </text:list-item>
            </text:list>
          </draw:text-box>
        </draw:frame>
        <draw:frame presentation:style-name="lyt-aqua-outline1" draw:text-style-name="P11" draw:layer="layout" svg:width="24.599cm" svg:height="8.317cm" svg:x="2.201cm" svg:y="9.619cm" presentation:class="outline" presentation:user-transformed="true">
          <draw:text-box>
            <text:list text:style-name="L2">
              <text:list-header>
                <text:p text:style-name="P10"><text:span text:style-name="T11">public interface XMLStreamReader { </text:span></text:p>
                <text:p text:style-name="P10"><text:span text:style-name="T11"><text:s text:c="2"/></text:span><text:span text:style-name="T11">public int next() throws XMLStreamException; </text:span></text:p>
                <text:p text:style-name="P10"><text:span text:style-name="T11"><text:s text:c="2"/></text:span><text:span text:style-name="T11">public boolean hasNext() throws XMLStreamException; </text:span></text:p>
                <text:p text:style-name="P10"><text:span text:style-name="T11"><text:s text:c="2"/></text:span><text:span text:style-name="T11">public String getText(); </text:span></text:p>
                <text:p text:style-name="P10"><text:span text:style-name="T11">public interface XMLStreamWriter { </text:span></text:p>
                <text:p text:style-name="P10"><text:span text:style-name="T11"><text:s text:c="2"/></text:span><text:span text:style-name="T11">public void writeStartElement(String localName) th..</text:span></text:p>
                <text:p text:style-name="P10"><text:span text:style-name="T11"><text:s text:c="2"/></text:span><text:span text:style-name="T11">public void writeEndElement() throws XMLStreamExce..</text:span></text:p>
                <text:p text:style-name="P10"><text:span text:style-name="T11"><text:s text:c="2"/></text:span><text:span text:style-name="T11">public void writeCharacters(String text) throws XM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4T14"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XSLT</text:span></text:p>
          </draw:text-box>
        </draw:frame>
        <draw:frame presentation:style-name="pr8" draw:text-style-name="P3" draw:layer="layout" svg:width="24.599cm" svg:height="5.809cm" svg:x="2cm" svg:y="5.5cm" presentation:class="outline" presentation:user-transformed="true">
          <draw:text-box>
            <text:list text:style-name="L2">
              <text:list-item>
                <text:p><text:span text:style-name="T4">Lenguaje para la transformación de XML</text:span></text:p>
              </text:list-item>
              <text:list-item>
                <text:p><text:span text:style-name="T4">Permite trabajar entre esquemas</text:span></text:p>
              </text:list-item>
              <text:list-item>
                <text:p><text:span text:style-name="T4">Uso de XPath como selector de información</text:span></text:p>
              </text:list-item>
              <text:list-item>
                <text:p><text:span text:style-name="T4">Versión 1.0 y 2.0</text:span></text:p>
              </text:list-item>
            </text:list>
          </draw:text-box>
        </draw:frame>
        <draw:frame presentation:style-name="pr8" draw:text-style-name="P14" draw:layer="layout" svg:width="24.599cm" svg:height="6.311cm" svg:x="2cm" svg:y="11.861cm" presentation:class="outline" presentation:user-transformed="true">
          <draw:text-box>
            <text:list text:style-name="L2">
              <text:list-header>
                <text:p text:style-name="P12"><text:span text:style-name="T12">Result result = new StreamResult(..);</text:span></text:p>
                <text:p text:style-name="P13"><text:span text:style-name="T13">Source xmlSource = new StreamSource(..);</text:span></text:p>
                <text:p text:style-name="P13"><text:span text:style-name="T13">Source xsltSource = new StreamSource(..);</text:span></text:p>
                <text:p text:style-name="P13"><text:span text:style-name="T13">TransformerFactory tf = TransformerFactory.newInstance();</text:span></text:p>
                <text:p text:style-name="P13"><text:span text:style-name="T13">Transformer t = tf.newTransformer(xsltResource);</text:span></text:p>
                <text:p text:style-name="P13"><text:span text:style-name="T13">t.transform(xmlSource,result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1">XSLT</text:span></text:p>
          </draw:text-box>
        </draw:frame>
        <draw:frame presentation:style-name="pr5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Lenguaje funcional basado en plantillas y reglas</text:p>
              </text:list-item>
              <text:list-item>
                <text:p>Se basa en XPath para seleccionar y filtrar la información</text:p>
              </text:list-item>
              <text:list-item>
                <text:p>Lenguaje con reducido número de elementos.</text:p>
              </text:list-item>
              <text:list-item>
                <text:p>No estamos limitados a XML. Podemos transformar a cualquier formato de texto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arcamp_20_2012_20_Cocoon-background" style:display-name="Barcamp 2012 Cocoon-background" style:family="presentation">
      <style:graphic-properties draw:stroke="none" draw:fill="none"/>
      <style:text-properties style:letter-kerning="true"/>
    </style:style>
    <style:style style:name="Barcamp_20_2012_20_Cocoon-backgroundobjects" style:display-name="Barcamp 2012 Coco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rcamp_20_2012_20_Cocoon-notes" style:display-name="Barcamp 2012 Coco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rcamp_20_2012_20_Cocoon-outline1" style:display-name="Barcamp 2012 Cocoon-outline1" style:family="presentation">
      <style:graphic-properties draw:stroke="none" draw:fill="none" draw:auto-grow-height="false" draw:fit-to-size="shrink-to-fit">
        <text:list-style style:name="Barcamp_20_2012_20_Cocoon-outline1" style:display-name="Barcamp 2012 Coco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rcamp_20_2012_20_Cocoon-outline2" style:display-name="Barcamp 2012 Cocoon-outline2" style:family="presentation" style:parent-style-name="Barcamp_20_2012_20_Cocoon-outline1">
      <style:paragraph-properties fo:margin-top="0cm" fo:margin-bottom="0.4cm"/>
      <style:text-properties fo:font-size="28pt" style:font-size-asian="28pt" style:font-size-complex="28pt"/>
    </style:style>
    <style:style style:name="Barcamp_20_2012_20_Cocoon-outline3" style:display-name="Barcamp 2012 Cocoon-outline3" style:family="presentation" style:parent-style-name="Barcamp_20_2012_20_Cocoon-outline2">
      <style:paragraph-properties fo:margin-top="0cm" fo:margin-bottom="0.3cm"/>
      <style:text-properties fo:font-size="24pt" style:font-size-asian="24pt" style:font-size-complex="24pt"/>
    </style:style>
    <style:style style:name="Barcamp_20_2012_20_Cocoon-outline4" style:display-name="Barcamp 2012 Cocoon-outline4" style:family="presentation" style:parent-style-name="Barcamp_20_2012_20_Cocoon-outline3">
      <style:paragraph-properties fo:margin-top="0cm" fo:margin-bottom="0.2cm"/>
      <style:text-properties fo:font-size="20pt" style:font-size-asian="20pt" style:font-size-complex="20pt"/>
    </style:style>
    <style:style style:name="Barcamp_20_2012_20_Cocoon-outline5" style:display-name="Barcamp 2012 Cocoon-outline5" style:family="presentation" style:parent-style-name="Barcamp_20_2012_20_Cocoon-outline4">
      <style:paragraph-properties fo:margin-top="0cm" fo:margin-bottom="0.1cm"/>
      <style:text-properties fo:font-size="20pt" style:font-size-asian="20pt" style:font-size-complex="20pt"/>
    </style:style>
    <style:style style:name="Barcamp_20_2012_20_Cocoon-outline6" style:display-name="Barcamp 2012 Cocoon-outline6" style:family="presentation" style:parent-style-name="Barcamp_20_2012_20_Cocoon-outline5">
      <style:paragraph-properties fo:margin-top="0cm" fo:margin-bottom="0.1cm"/>
      <style:text-properties fo:font-size="20pt" style:font-size-asian="20pt" style:font-size-complex="20pt"/>
    </style:style>
    <style:style style:name="Barcamp_20_2012_20_Cocoon-outline7" style:display-name="Barcamp 2012 Cocoon-outline7" style:family="presentation" style:parent-style-name="Barcamp_20_2012_20_Cocoon-outline6">
      <style:paragraph-properties fo:margin-top="0cm" fo:margin-bottom="0.1cm"/>
      <style:text-properties fo:font-size="20pt" style:font-size-asian="20pt" style:font-size-complex="20pt"/>
    </style:style>
    <style:style style:name="Barcamp_20_2012_20_Cocoon-outline8" style:display-name="Barcamp 2012 Cocoon-outline8" style:family="presentation" style:parent-style-name="Barcamp_20_2012_20_Cocoon-outline7">
      <style:paragraph-properties fo:margin-top="0cm" fo:margin-bottom="0.1cm"/>
      <style:text-properties fo:font-size="20pt" style:font-size-asian="20pt" style:font-size-complex="20pt"/>
    </style:style>
    <style:style style:name="Barcamp_20_2012_20_Cocoon-outline9" style:display-name="Barcamp 2012 Cocoon-outline9" style:family="presentation" style:parent-style-name="Barcamp_20_2012_20_Cocoon-outline8">
      <style:paragraph-properties fo:margin-top="0cm" fo:margin-bottom="0.1cm"/>
      <style:text-properties fo:font-size="20pt" style:font-size-asian="20pt" style:font-size-complex="20pt"/>
    </style:style>
    <style:style style:name="Barcamp_20_2012_20_Cocoon-subtitle" style:display-name="Barcamp 2012 Cocoon-subtitle" style:family="presentation">
      <style:graphic-properties draw:stroke="none" draw:fill="none" draw:textarea-vertical-align="middle">
        <text:list-style style:name="Barcamp_20_2012_20_Cocoon-subtitle" style:display-name="Barcamp 2012 Coco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rcamp_20_2012_20_Cocoon-title" style:display-name="Barcamp 2012 Cocoon-title" style:family="presentation">
      <style:graphic-properties draw:stroke="none" draw:fill="none" draw:textarea-vertical-align="middle">
        <text:list-style style:name="Barcamp_20_2012_20_Cocoon-title" style:display-name="Barcamp 2012 Coco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arcamp_20_2012_20_Coco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arcamp_20_2012_20_Coco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Barcamp_20_2012_20_Coco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Barcamp_20_2012_20_Cocoon" style:display-name="Barcamp 2012 Cocoon" style:page-layout-name="PM1" draw:style-name="Mdp1">
      <draw:frame presentation:style-name="Barcamp_20_2012_20_Cocoon-title" draw:layer="backgroundobjects" svg:width="25.199cm" svg:height="3.506cm" svg:x="1.4cm" svg:y="0.837cm" presentation:class="title" presentation:placeholder="true">
        <draw:text-box/>
      </draw:frame>
      <draw:frame presentation:style-name="Barcamp_20_2012_20_Cocoon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Barcamp_20_2012_20_Cocoon-title" draw:layer="backgroundobjects" svg:width="14.848cm" svg:height="11.136cm" svg:x="3.075cm" svg:y="2.257cm" presentation:class="page"/>
        <draw:frame presentation:style-name="Barcamp_20_2012_20_Coco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2">
      <draw:g>
        <draw:g>
          <draw:frame draw:style-name="Mgr3" draw:text-style-name="MP4" draw:layer="backgroundobjects" svg:width="23.353cm" svg:height="18.564cm" svg:x="2.036cm" svg:y="1.17cm">
            <draw:image xlink:href="Pictures/10000201000002C2000002337EF44060.png" xlink:type="simple" xlink:show="embed" xlink:actuate="onLoad">
              <text:p/>
            </draw:image>
          </draw:frame>
          <draw:frame draw:style-name="Mgr3" draw:text-style-name="MP4" draw:layer="backgroundobjects" svg:width="7.406cm" svg:height="1.954cm" svg:x="1.994cm" svg:y="18.046cm">
            <draw:image xlink:href="Pictures/10000201000000D200000037B726A1F4.png" xlink:type="simple" xlink:show="embed" xlink:actuate="onLoad">
              <text:p/>
            </draw:image>
          </draw:frame>
          <draw:frame draw:style-name="Mgr3" draw:text-style-name="MP4" draw:layer="backgroundobjects" svg:width="8.676cm" svg:height="2.307cm" svg:x="17.924cm" svg:y="17.664cm">
            <draw:image xlink:href="Pictures/10000201000000F6000000414EEAD9A3.png" xlink:type="simple" xlink:show="embed" xlink:actuate="onLoad">
              <text:p/>
            </draw:image>
          </draw:frame>
        </draw:g>
      </draw:g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5" draw:layer="backgroundobjects" svg:width="6.523cm" svg:height="1.448cm" svg:x="1.7cm" svg:y="18.231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876cm" svg:y="18.2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23cm" svg:height="1.448cm" svg:x="20.376cm" svg:y="18.231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vier Puerto</meta:initial-creator>
    <meta:creation-date>2012-09-17T22:42:30</meta:creation-date>
    <dc:date>2012-09-19T00:50:54</dc:date>
    <dc:creator>Javier Puerto</dc:creator>
    <meta:editing-duration>PT1H45M28S</meta:editing-duration>
    <meta:editing-cycles>12</meta:editing-cycles>
    <meta:generator>LibreOffice/3.5$Linux_X86_64 LibreOffice_project/350m1$Build-2</meta:generator>
    <meta:document-statistic meta:object-count="83"/>
  </office:meta>
</office:document-meta>
</file>